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6T11:30:11.63">
            <text:p>2020/1/6 11:3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6T11:30:11.76">
            <text:p>2020/1/6 11:3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6)">
            <text:p>sn(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0">
            <text:p>100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9999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30:11.93">
            <text:p>2020/1/6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9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9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9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0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0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72.341cm" draw:caption-point-x="-1.353cm" draw:caption-point-y="2.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25];6;2)" office:value-type="string" office:string-value="09">
            <text:p>09</text:p>
          </table:table-cell>
          <table:table-cell table:formula="of:=MID([.F1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25];[.I125];&quot;-&quot;;LEFT([.G1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6)">
            <text:p>sn(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30:12.04">
            <text:p>2020/1/6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9cm" draw:caption-point-x="-1.353cm" draw:caption-point-y="2.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6T11:30:12.14">
            <text:p>2020/1/6 11:3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30:12.34">
            <text:p>2020/1/6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8cm" draw:caption-point-x="-1.353cm" draw:caption-point-y="2.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66)">
            <text:p>sn(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6T11:30:12.44">
            <text:p>2020/1/6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9cm" draw:caption-point-x="-1.353cm" draw:caption-point-y="2.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80" table:on-update-keep-styles="true" table:on-update-keep-size="false"/>
        <table:database-range table:name="range_genre__kb" table:target-range-address="kb.G2:kb.G70"/>
        <table:database-range table:name="range_sn" table:target-range-address="gt.A2:gt.A80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2020/01/06</text:date>, <text:time>11:30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6T11:30:11.16</dc:date>
    <dc:creator>iwabuchi ken</dc:creator>
    <meta:editing-duration>P6DT2M30S</meta:editing-duration>
    <meta:editing-cycles>547</meta:editing-cycles>
    <meta:generator>OpenOffice/4.1.3$Win32 OpenOffice.org_project/413m1$Build-9783</meta:generator>
    <meta:document-statistic meta:table-count="7" meta:cell-count="2848" meta:object-count="0"/>
    <meta:user-defined meta:name="sheets-banding"/>
    <meta:user-defined meta:name="sheets-original-selection"/>
  </office:meta>
</office:document-meta>
</file>